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 svg:font-family="arial, sans-serif"/>
    <style:font-face style:name="sans-serif" svg:font-family="sans-serif"/>
    <style:font-face style:name="sans-serif1" svg:font-family="sans-serif, 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sans-serif2" svg:font-family="sans-serif,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fo:font-size="11pt" fo:font-weight="normal" style:font-size-asian="11pt" style:font-weight-asian="normal" style:font-size-complex="11pt" style:font-weight-complex="normal"/>
    </style:style>
    <style:style style:name="P4" style:family="paragraph" style:parent-style-name="Standard">
      <style:paragraph-properties fo:margin-left="0.993cm" fo:margin-right="1.499cm" fo:text-align="start" style:justify-single-word="false"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margin-left="0.993cm" fo:margin-right="1.499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margin-left="0.993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normal" style:font-size-asian="12pt" style:font-weight-asian="normal" style:font-size-complex="12pt" style:font-weight-complex="normal"/>
    </style:style>
    <style:style style:name="P7" style:family="paragraph" style:parent-style-name="Standard">
      <style:paragraph-properties fo:margin-left="0.993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993cm" fo:margin-right="1.499cm" fo:text-align="start" style:justify-single-word="false" fo:text-indent="0cm" style:auto-text-indent="false"/>
    </style:style>
    <style:style style:name="P9" style:family="paragraph" style:parent-style-name="Standard">
      <style:paragraph-properties fo:margin-left="0.993cm" fo:margin-right="1.499cm" fo:text-align="start" style:justify-single-word="false" fo:text-indent="0cm" style:auto-text-indent="false" fo:padding="0.074cm" fo:border-left="none" fo:border-right="none" fo:border-top="none" fo:border-bottom="0.002cm solid #000000" style:join-border="false"/>
      <style:text-properties fo:font-variant="normal" fo:text-transform="none" fo:color="#000000" style:font-name="sans-serif" fo:font-size="9.75pt" fo:letter-spacing="normal" fo:font-style="normal" style:text-underline-style="none" fo:font-weight="normal" style:font-size-asian="12pt" style:font-weight-asian="normal" style:font-size-complex="12pt" style:font-weight-complex="normal"/>
    </style:style>
    <style:style style:name="P10" style:family="paragraph" style:parent-style-name="Standard">
      <style:paragraph-properties fo:margin-left="0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normal" style:font-size-asian="12pt" style:font-weight-asian="normal" style:font-size-complex="12pt" style:font-weight-complex="normal"/>
    </style:style>
    <style:style style:name="P11" style:family="paragraph" style:parent-style-name="Standard">
      <style:paragraph-properties fo:margin-left="1.279cm" fo:margin-right="1.235cm" fo:text-align="start" style:justify-single-word="false" fo:text-indent="0cm" style:auto-text-indent="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1.279cm" fo:margin-right="1.235cm" fo:text-align="start" style:justify-single-word="false" fo:text-indent="0cm" style:auto-text-indent="false"/>
    </style:style>
    <style:style style:name="P13" style:family="paragraph" style:parent-style-name="Standard">
      <style:paragraph-properties fo:margin-left="1.279cm" fo:margin-right="1.235cm" fo:text-align="start" style:justify-single-word="false" fo:text-indent="0cm" style:auto-text-indent="false"/>
      <style:text-properties fo:font-size="10.5pt" fo:font-weight="normal" style:font-size-asian="10.5pt" style:font-weight-asian="normal" style:font-size-complex="10.5pt" style:font-weight-complex="normal"/>
    </style:style>
    <style:style style:name="P14" style:family="paragraph" style:parent-style-name="Standard">
      <style:paragraph-properties fo:margin-left="1.279cm" fo:margin-right="1.235cm" fo:text-align="start" style:justify-single-word="false" fo:text-indent="0cm" style:auto-text-indent="false"/>
      <style:text-properties fo:color="#000080" fo:font-size="11pt" style:text-underline-style="solid" style:text-underline-width="auto" style:text-underline-color="font-color" fo:font-weight="bold" fo:background-color="#47b8b8" style:font-size-asian="11pt" style:font-weight-asian="bold" style:font-size-complex="11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1.235cm" fo:text-align="start" style:justify-single-word="false" fo:text-indent="0cm" style:auto-text-indent="false"/>
      <style:text-properties fo:font-size="10.5pt" fo:font-weight="normal" style:font-size-asian="10.5pt" style:font-weight-asian="normal" style:font-size-complex="10.5pt" style:font-weight-complex="normal"/>
    </style:style>
    <style:style style:name="P17" style:family="paragraph" style:parent-style-name="Standard">
      <style:paragraph-properties fo:margin-left="1.147cm" fo:margin-right="1.235cm" fo:text-align="start" style:justify-single-word="false" fo:text-indent="0cm" style:auto-text-indent="false"/>
      <style:text-properties fo:font-size="10.5pt" fo:font-weight="normal" style:font-size-asian="10.5pt" style:font-weight-asian="normal" style:font-size-complex="10.5pt" style:font-weight-complex="normal"/>
    </style:style>
    <style:style style:name="P18" style:family="paragraph" style:parent-style-name="Standard">
      <style:paragraph-properties fo:margin-left="1.191cm" fo:margin-right="2.602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19" style:family="paragraph" style:parent-style-name="Standard">
      <style:paragraph-properties fo:margin-left="1.191cm" fo:margin-right="2.602cm" fo:text-align="start" style:justify-single-word="false" fo:text-indent="0cm" style:auto-text-indent="false"/>
      <style:text-properties style:text-underline-style="none"/>
    </style:style>
    <style:style style:name="P20" style:family="paragraph" style:parent-style-name="Standard">
      <style:paragraph-properties fo:margin-left="1.081cm" fo:margin-right="2.602cm" fo:text-align="start" style:justify-single-word="false" fo:text-indent="0cm" style:auto-text-indent="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1" style:family="paragraph" style:parent-style-name="Standard">
      <style:paragraph-properties fo:margin-left="1.191cm" fo:margin-right="0cm" fo:text-align="start" style:justify-single-word="false" fo:text-indent="0cm" style:auto-text-indent="false"/>
    </style:style>
    <style:style style:name="P22" style:family="paragraph" style:parent-style-name="Standard">
      <style:paragraph-properties fo:margin-left="0.949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normal" style:font-size-asian="12pt" style:font-weight-asian="normal" style:font-size-complex="12pt" style:font-weight-complex="normal"/>
    </style:style>
    <style:style style:name="P23" style:family="paragraph" style:parent-style-name="Standard">
      <style:paragraph-properties fo:margin-left="0.949cm" fo:margin-right="1.499cm" fo:text-align="start" style:justify-single-word="false" fo:text-indent="0cm" style:auto-text-indent="false"/>
      <style:text-properties fo:font-variant="normal" fo:text-transform="none" fo:color="#000000" style:font-name="sans-serif" fo:font-size="9.75pt" fo:letter-spacing="normal" fo:font-style="normal" fo:font-weight="bold" style:font-weight-asian="bold" style:font-weight-complex="bold"/>
    </style:style>
    <style:style style:name="P24" style:family="paragraph" style:parent-style-name="Standard">
      <style:paragraph-properties fo:margin-left="1.251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Standard">
      <style:paragraph-properties fo:margin-left="1.251cm" fo:margin-right="1.346cm" fo:text-align="start" style:justify-single-word="false" fo:text-indent="0cm" style:auto-text-indent="false"/>
      <style:text-properties fo:font-size="11pt" fo:font-weight="normal" style:font-size-asian="11pt" style:font-weight-asian="normal" style:font-size-complex="11pt" style:font-weight-complex="normal"/>
    </style:style>
    <style:style style:name="P26" style:family="paragraph" style:parent-style-name="Standard">
      <style:paragraph-properties fo:margin-left="0.882cm" fo:margin-right="1.499cm" fo:text-align="start" style:justify-single-word="false" fo:text-indent="0cm" style:auto-text-indent="false"/>
    </style:style>
    <style:style style:name="P27" style:family="paragraph" style:parent-style-name="Standard">
      <style:paragraph-properties fo:margin-left="0.905cm" fo:margin-right="1.522cm" fo:text-align="start" style:justify-single-word="false" fo:text-indent="0cm" style:auto-text-indent="false"/>
      <style:text-properties fo:font-size="11pt" fo:font-weight="normal" style:font-size-asian="11pt" style:font-weight-asian="normal" style:font-size-complex="11pt" style:font-weight-complex="normal"/>
    </style:style>
    <style:style style:name="P28" style:family="paragraph" style:parent-style-name="Standard">
      <style:paragraph-properties fo:margin-left="0.817cm" fo:margin-right="0cm" fo:text-align="start" style:justify-single-word="false" fo:text-indent="0cm" style:auto-text-indent="false"/>
      <style:text-properties style:font-name="Trebuchet MS" fo:font-size="14pt" fo:font-weight="bold" style:font-size-asian="14pt" style:font-weight-asian="bold" style:font-size-complex="14pt" style:font-weight-complex="bold"/>
    </style:style>
    <style:style style:name="P29" style:family="paragraph" style:parent-style-name="Standard">
      <style:paragraph-properties fo:margin-left="0.926cm" fo:margin-right="1.499cm" fo:text-align="start" style:justify-single-word="false" fo:text-indent="0cm" style:auto-text-indent="false"/>
      <style:text-properties fo:font-variant="normal" fo:text-transform="none" fo:color="#000000" style:font-name="sans-serif" fo:font-size="9.75pt" fo:letter-spacing="normal" fo:font-style="normal" fo:font-weight="normal" style:font-weight-asian="normal" style:font-weight-complex="normal"/>
    </style:style>
    <style:style style:name="P30" style:family="paragraph" style:parent-style-name="Standard">
      <style:paragraph-properties fo:margin-left="0.905cm" fo:margin-right="0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323cm" fo:margin-right="0cm" fo:text-align="start" style:justify-single-word="false" fo:text-indent="0cm" style:auto-text-indent="false"/>
      <style:text-properties fo:font-size="11pt" fo:font-weight="normal" style:font-size-asian="11pt" style:font-weight-asian="normal" style:font-size-complex="11pt" style:font-weight-complex="normal"/>
    </style:style>
    <style:style style:name="P32" style:family="paragraph" style:parent-style-name="Standard">
      <style:paragraph-properties fo:margin-left="1.323cm" fo:margin-right="1.125cm" fo:text-align="start" style:justify-single-word="false" fo:text-indent="0cm" style:auto-text-indent="false"/>
      <style:text-properties fo:font-size="11pt" fo:font-weight="normal" style:font-size-asian="11pt" style:font-weight-asian="normal" style:font-size-complex="11pt" style:font-weight-complex="normal"/>
    </style:style>
    <style:style style:name="P33" style:family="paragraph" style:parent-style-name="Standard">
      <style:paragraph-properties fo:margin-left="1.147cm" fo:margin-right="2.602cm" fo:text-align="start" style:justify-single-word="false" fo:text-indent="0cm" style:auto-text-indent="false"/>
      <style:text-properties fo:color="#000080" style:text-underline-style="none" fo:font-weight="bold" fo:background-color="#47b8b8" style:font-weight-asian="bold" style:font-weight-complex="bold"/>
    </style:style>
    <style:style style:name="P34" style:family="paragraph" style:parent-style-name="Standard">
      <style:paragraph-properties fo:margin-left="-0.088cm" fo:margin-right="0cm" fo:text-align="start" style:justify-single-word="false" fo:text-indent="0cm" style:auto-text-indent="false"/>
    </style:style>
    <style:style style:name="P35" style:family="paragraph" style:parent-style-name="Standard">
      <style:paragraph-properties fo:margin-left="1.125cm" fo:margin-right="1.235cm" fo:text-align="start" style:justify-single-word="false" fo:text-indent="0cm" style:auto-text-indent="false"/>
      <style:text-properties fo:font-size="10.5pt" fo:font-weight="normal" style:font-size-asian="10.5pt" style:font-weight-asian="normal" style:font-size-complex="10.5pt" style:font-weight-complex="normal"/>
    </style:style>
    <style:style style:name="P36" style:family="paragraph" style:parent-style-name="Standard">
      <style:paragraph-properties fo:margin-left="0.993cm" fo:margin-right="1.499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37" style:family="paragraph" style:parent-style-name="Standard">
      <style:paragraph-properties fo:margin-left="0.993cm" fo:margin-right="1.499cm" fo:text-align="start" style:justify-single-word="false" fo:text-indent="0cm" style:auto-text-indent="false"/>
      <style:text-properties style:text-underline-style="none"/>
    </style:style>
    <style:style style:name="P38" style:family="paragraph" style:parent-style-name="Standard">
      <style:paragraph-properties fo:margin-left="0.993cm" fo:margin-right="1.499cm" fo:text-align="start" style:justify-single-word="false" fo:text-indent="0cm" style:auto-text-indent="false"/>
      <style:text-properties style:text-underline-style="none" fo:font-weight="bold" style:font-weight-asian="bold" style:font-weight-complex="bold"/>
    </style:style>
    <style:style style:name="P39" style:family="paragraph" style:parent-style-name="Standard">
      <style:paragraph-properties fo:margin-left="0.993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bold" style:font-size-asian="12pt" style:font-weight-asian="bold" style:font-size-complex="12pt" style:font-weight-complex="bold"/>
    </style:style>
    <style:style style:name="P40" style:family="paragraph" style:parent-style-name="Standard">
      <style:paragraph-properties fo:margin-left="0.993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normal" style:font-size-asian="12pt" style:font-weight-asian="normal" style:font-size-complex="12pt" style:font-weight-complex="normal"/>
    </style:style>
    <style:style style:name="P41" style:family="paragraph" style:parent-style-name="Standard">
      <style:paragraph-properties fo:margin-left="0.993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993cm" fo:margin-right="1.499cm" fo:text-align="start" style:justify-single-word="false" fo:text-indent="0cm" style:auto-text-indent="false"/>
      <style:text-properties fo:font-variant="normal" fo:text-transform="none" fo:color="#000000" style:font-name="sans-serif" fo:font-size="9.75pt" fo:letter-spacing="normal" fo:font-style="italic" style:text-underline-style="none" fo:font-weight="normal"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0.993cm" fo:margin-right="1.499cm" fo:text-align="start" style:justify-single-word="false" fo:text-indent="0cm" style:auto-text-indent="false"/>
      <style:text-properties fo:font-variant="normal" fo:text-transform="none" fo:color="#000000" style:font-name="sans-serif" fo:font-size="10pt" fo:letter-spacing="normal" fo:font-style="normal" fo:font-weight="normal" style:font-size-asian="10pt" style:font-size-complex="10pt"/>
    </style:style>
    <style:style style:name="P44" style:family="paragraph" style:parent-style-name="Standard">
      <style:paragraph-properties fo:margin-left="0.993cm" fo:margin-right="1.499cm" fo:text-align="start" style:justify-single-word="false" fo:text-indent="0cm" style:auto-text-indent="false"/>
    </style:style>
    <style:style style:name="P45" style:family="paragraph" style:parent-style-name="Standard" style:list-style-name="L3">
      <style:paragraph-properties fo:text-align="start" style:justify-single-word="false"/>
      <style:text-properties fo:font-variant="normal" fo:text-transform="none" fo:color="#000000" style:font-name="sans-serif"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start" style:justify-single-word="false">
        <style:tab-stops/>
      </style:paragraph-properties>
      <style:text-properties fo:font-variant="normal" fo:text-transform="none" fo:color="#000000" style:font-name="sans-serif"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margin-left="0.949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bold" style:font-size-asian="12pt" style:font-weight-asian="bold" style:font-size-complex="12pt" style:font-weight-complex="bold"/>
    </style:style>
    <style:style style:name="P48" style:family="paragraph" style:parent-style-name="Standard" style:list-style-name="L1">
      <style:paragraph-properties fo:margin-left="0.949cm" fo:margin-right="1.499cm" fo:text-align="start" style:justify-single-word="false" fo:text-indent="0cm" style:auto-text-indent="false"/>
      <style:text-properties fo:font-variant="normal" fo:text-transform="none" fo:color="#000000" style:font-name="sans-serif" fo:font-size="9.75pt" fo:letter-spacing="normal" fo:font-style="normal" fo:font-weight="bold" style:font-weight-asian="bold" style:font-weight-complex="bold"/>
    </style:style>
    <style:style style:name="P49" style:family="paragraph" style:parent-style-name="Standard" style:list-style-name="L2">
      <style:paragraph-properties fo:margin-left="0.949cm" fo:margin-right="1.499cm" fo:text-align="start" style:justify-single-word="false" fo:text-indent="0cm" style:auto-text-indent="false"/>
      <style:text-properties fo:font-variant="normal" fo:text-transform="none" fo:color="#000000" style:font-name="sans-serif" fo:font-size="9.75pt" fo:letter-spacing="normal" fo:font-style="normal" fo:font-weight="normal" style:font-weight-asian="normal" style:font-weight-complex="normal"/>
    </style:style>
    <style:style style:name="P50" style:family="paragraph" style:parent-style-name="Standard" style:list-style-name="L3">
      <style:paragraph-properties fo:margin-left="1.905cm" fo:margin-right="0.706cm" fo:text-align="start" style:justify-single-word="false" fo:text-indent="-0.617cm" style:auto-text-indent="false">
        <style:tab-stops/>
      </style:paragraph-properties>
      <style:text-properties fo:font-variant="normal" fo:text-transform="none" fo:color="#000000" style:font-name="sans-serif"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Trebuchet MS" fo:font-size="14pt" fo:font-weight="bold" style:font-size-asian="14pt" style:font-weight-asian="bold" style:font-size-complex="14pt" style:font-weight-complex="bold"/>
    </style:style>
    <style:style style:name="P52" style:family="paragraph" style:parent-style-name="Standard">
      <style:paragraph-properties fo:margin-left="0cm" fo:margin-right="0cm" fo:text-align="start" style:justify-single-word="false" fo:text-indent="0cm" style:auto-text-indent="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font-size="11pt" fo:font-weight="normal" style:font-size-asian="11pt" style:font-weight-asian="normal" style:font-size-complex="11pt" style:font-weight-complex="normal"/>
    </style:style>
    <style:style style:name="P54" style:family="paragraph" style:parent-style-name="Standard">
      <style:paragraph-properties fo:margin-left="0cm" fo:margin-right="0cm" fo:text-align="start" style:justify-single-word="false" fo:text-indent="0cm" style:auto-text-indent="false"/>
    </style:style>
    <style:style style:name="P5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bold" style:font-size-asian="12pt" style:font-weight-asian="bold" style:font-size-complex="12pt" style:font-weight-complex="bold"/>
    </style:style>
    <style:style style:name="P56" style:family="paragraph" style:parent-style-name="Standard">
      <style:paragraph-properties fo:margin-left="1.302cm" fo:margin-right="0.926cm" fo:text-align="start" style:justify-single-word="false" fo:text-indent="0cm" style:auto-text-indent="false"/>
      <style:text-properties fo:font-size="11pt" fo:font-weight="normal" style:font-size-asian="11pt" style:font-weight-asian="normal" style:font-size-complex="11pt" style:font-weight-complex="normal"/>
    </style:style>
    <style:style style:name="P57" style:family="paragraph" style:parent-style-name="Standard">
      <style:paragraph-properties fo:margin-left="1.191cm" fo:margin-right="2.602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58" style:family="paragraph" style:parent-style-name="Standard" style:list-style-name="L4">
      <style:paragraph-properties fo:margin-left="1.191cm" fo:margin-right="2.602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59" style:family="paragraph" style:parent-style-name="Standard" style:list-style-name="L5">
      <style:paragraph-properties fo:margin-left="1.191cm" fo:margin-right="2.602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60" style:family="paragraph" style:parent-style-name="Standard" style:list-style-name="L6">
      <style:paragraph-properties fo:margin-left="1.191cm" fo:margin-right="2.602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61" style:family="paragraph" style:parent-style-name="Standard" style:list-style-name="L6">
      <style:paragraph-properties fo:margin-left="1.191cm" fo:margin-right="2.602cm" fo:text-align="start" style:justify-single-word="false" fo:text-indent="0cm" style:auto-text-indent="false"/>
    </style:style>
    <style:style style:name="P62" style:family="paragraph" style:parent-style-name="Standard">
      <style:paragraph-properties fo:margin-left="1.147cm" fo:margin-right="2.602cm" fo:text-align="start" style:justify-single-word="false" fo:text-indent="0cm" style:auto-text-indent="false"/>
      <style:text-properties fo:color="#000080" fo:font-size="11pt" style:text-underline-style="solid" style:text-underline-width="auto" style:text-underline-color="font-color" fo:font-weight="bold" fo:background-color="#47b8b8" style:font-size-asian="11pt" style:font-weight-asian="bold" style:font-size-complex="11pt" style:font-weight-complex="bold"/>
    </style:style>
    <style:style style:name="P63" style:family="paragraph" style:parent-style-name="Standard">
      <style:paragraph-properties fo:margin-left="1.081cm" fo:margin-right="2.602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64" style:family="paragraph" style:parent-style-name="Standard" style:list-style-name="L7">
      <style:paragraph-properties fo:margin-left="1.147cm" fo:margin-right="1.235cm" fo:text-align="start" style:justify-single-word="false" fo:text-indent="0cm" style:auto-text-indent="false"/>
      <style:text-properties fo:font-size="10.5pt" fo:font-weight="normal" style:font-size-asian="10.5pt" style:font-weight-asian="normal" style:font-size-complex="10.5pt" style:font-weight-complex="normal"/>
    </style:style>
    <style:style style:name="P65" style:family="paragraph" style:parent-style-name="Standard" style:list-style-name="L8">
      <style:paragraph-properties fo:margin-left="1.147cm" fo:margin-right="1.235cm" fo:text-align="start" style:justify-single-word="false" fo:text-indent="0cm" style:auto-text-indent="false"/>
      <style:text-properties fo:font-size="10.5pt" fo:font-weight="normal" style:font-size-asian="10.5pt" style:font-weight-asian="normal" style:font-size-complex="10.5pt" style:font-weight-complex="normal"/>
    </style:style>
    <style:style style:name="P66" style:family="paragraph" style:parent-style-name="Standard">
      <style:paragraph-properties fo:margin-left="0.882cm" fo:margin-right="1.499cm" fo:text-align="start" style:justify-single-word="false" fo:text-indent="0cm" style:auto-text-indent="false"/>
      <style:text-properties fo:font-variant="normal" fo:text-transform="none" fo:color="#000000" style:font-name="sans-serif" fo:font-size="9.75pt" fo:letter-spacing="normal" fo:font-style="normal" style:text-underline-style="none" fo:font-weight="bold" style:font-size-asian="12pt" style:font-weight-asian="bold" style:font-size-complex="12pt" style:font-weight-complex="bold"/>
    </style:style>
    <style:style style:name="P67" style:family="paragraph" style:parent-style-name="Standard">
      <style:paragraph-properties fo:margin-left="1.258cm" fo:margin-right="0cm" fo:text-align="start" style:justify-single-word="false" fo:text-indent="0cm" style:auto-text-indent="false"/>
      <style:text-properties style:font-name="Trebuchet MS" fo:font-size="14pt" fo:font-weight="bold" style:font-size-asian="14pt" style:font-weight-asian="bold" style:font-size-complex="14pt" style:font-weight-complex="bold"/>
    </style:style>
    <style:style style:name="P68" style:family="paragraph" style:parent-style-name="Standard">
      <style:paragraph-properties fo:margin-left="1.279cm" fo:margin-right="1.235cm" fo:text-align="start" style:justify-single-word="false" fo:text-indent="0cm" style:auto-text-indent="false"/>
      <style:text-properties fo:color="#000080" fo:font-size="11pt" style:text-underline-style="solid" style:text-underline-width="auto" style:text-underline-color="font-color" fo:font-weight="bold" fo:background-color="#47b8b8" style:font-size-asian="11pt" style:font-weight-asian="bold" style:font-size-complex="11pt" style:font-weight-complex="bold"/>
    </style:style>
    <style:style style:name="P69" style:family="paragraph">
      <style:paragraph-properties fo:text-align="center"/>
    </style:style>
    <style:style style:name="P70" style:family="paragraph">
      <style:paragraph-properties fo:margin-left="0.993cm" fo:margin-right="1.499cm" fo:text-align="center" fo:text-indent="0cm"/>
    </style:style>
    <style:style style:name="P71" style:family="paragraph">
      <style:paragraph-properties fo:text-align="center"/>
      <style:text-properties fo:font-weight="bold" style:font-weight-asian="bold" style:font-weight-complex="bold"/>
    </style:style>
    <style:style style:name="P72" style:family="paragraph">
      <style:paragraph-properties fo:margin-left="0.993cm" fo:margin-right="1.499cm" fo:text-align="center" fo:text-indent="0cm"/>
      <style:text-properties fo:color="#000000" style:font-name="sans-serif1" fo:font-size="9.5pt" fo:font-weight="bold" style:font-weight-asian="bold" style:font-weight-complex="bold"/>
    </style:style>
    <style:style style:name="T1" style:family="text">
      <style:text-properties fo:font-variant="normal" fo:text-transform="none" fo:color="#000000" style:font-name="sans-serif" fo:font-size="9.75pt" fo:letter-spacing="normal" fo:font-style="normal" style:text-underline-style="none"/>
    </style:style>
    <style:style style:name="T2" style:family="text">
      <style:text-properties fo:font-variant="normal" fo:text-transform="none" fo:color="#000000" style:font-name="sans-serif" fo:font-size="9.75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fo:color="#000000" style:font-name="sans-serif" fo:font-size="9.75pt" fo:letter-spacing="normal" fo:font-style="normal" style:text-underline-style="none" fo:font-weight="bold" style:font-size-asian="12pt" style:font-weight-asian="bold" style:font-size-complex="12pt" style:font-weight-complex="bold"/>
    </style:style>
    <style:style style:name="T4" style:family="text">
      <style:text-properties fo:font-variant="normal" fo:text-transform="none" fo:color="#000000" style:font-name="sans-serif" fo:font-size="9.75pt" fo:letter-spacing="normal" fo:font-style="normal" fo:background-color="#ffffff"/>
    </style:style>
    <style:style style:name="T5" style:family="text">
      <style:text-properties fo:font-variant="normal" fo:text-transform="none" fo:color="#000000" style:font-name="sans-serif" fo:font-size="10pt" fo:letter-spacing="normal" fo:font-style="normal" fo:font-weight="normal" style:font-size-asian="10pt" style:font-size-complex="10pt"/>
    </style:style>
    <style:style style:name="T6" style:family="text">
      <style:text-properties fo:font-variant="normal" fo:text-transform="none" fo:color="#000000" style:font-name="sans-serif" fo:font-size="9pt" fo:letter-spacing="normal" fo:font-style="normal" style:text-underline-style="none" fo:font-weight="normal" style:font-size-asian="9pt" style:font-weight-asian="normal" style:font-size-complex="9pt" style:font-weight-complex="normal"/>
    </style:style>
    <style:style style:name="T7" style:family="text">
      <style:text-properties fo:font-variant="normal" fo:text-transform="none" fo:color="#000000" style:font-name="sans-serif" fo:font-size="9pt" fo:letter-spacing="normal" fo:font-style="normal" style:text-underline-style="none" fo:font-weight="normal" fo:background-color="#f6f6f6" style:font-size-asian="9pt" style:font-weight-asian="normal" style:font-size-complex="9pt" style:font-weight-complex="normal"/>
    </style:style>
    <style:style style:name="T8"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9" style:family="text">
      <style:text-properties fo:font-variant="normal" fo:text-transform="none" fo:color="#000000" style:font-name="Times New Roman1" fo:font-size="11pt" fo:letter-spacing="normal" fo:font-style="normal" style:text-underline-style="none" fo:font-weight="normal" style:font-size-asian="11pt" style:font-size-complex="11pt"/>
    </style:style>
    <style:style style:name="T10" style:family="text">
      <style:text-properties fo:font-variant="normal" fo:text-transform="none" fo:color="#222222" style:font-name="arial" fo:font-size="11pt" fo:letter-spacing="normal" fo:font-style="normal" fo:font-weight="normal" style:font-size-asian="11pt" style:font-weight-asian="normal" style:font-size-complex="11pt" style:font-weight-complex="normal"/>
    </style:style>
    <style:style style:name="T11" style:family="text">
      <style:text-properties fo:font-variant="normal" fo:text-transform="none" fo:color="#2a2a2a" style:font-name="arial" fo:font-size="9.75pt" fo:letter-spacing="normal" fo:font-style="normal" fo:font-weight="normal" style:font-size-asian="11pt" style:font-weight-asian="normal" style:font-size-complex="11pt" style:font-weight-complex="normal"/>
    </style:style>
    <style:style style:name="T12" style:family="text">
      <style:text-properties fo:font-variant="normal" fo:text-transform="none" fo:color="#2a2a2a" style:font-name="arial" fo:font-size="9.75pt" fo:letter-spacing="normal" fo:font-style="normal" fo:font-weight="bold" style:font-size-asian="11pt" style:font-weight-asian="normal" style:font-size-complex="11pt" style:font-weight-complex="normal"/>
    </style:style>
    <style:style style:name="T13" style:family="text">
      <style:text-properties fo:font-variant="normal" fo:text-transform="none" fo:color="#2a2a2a"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2a2a2a" style:font-name="Times New Roman" fo:font-size="10.5pt" fo:letter-spacing="normal" fo:font-style="normal" fo:font-weight="normal" style:font-size-asian="10.5pt" style:font-weight-asian="normal" style:font-size-complex="10.5pt" style:font-weight-complex="normal"/>
    </style:style>
    <style:style style:name="T15" style:family="text">
      <style:text-properties fo:font-variant="normal" fo:text-transform="none" fo:color="#000080" style:font-name="sans-serif" fo:font-size="9.75pt" fo:letter-spacing="normal" fo:font-style="normal" style:text-underline-style="none" fo:font-weight="bold" fo:background-color="#00cccc" style:font-size-asian="12pt" style:font-weight-asian="bold" style:font-size-complex="12pt" style:font-weight-complex="bold"/>
    </style:style>
    <style:style style:name="T16" style:family="text">
      <style:text-properties fo:font-variant="normal" fo:text-transform="none" fo:color="#000080" style:font-name="sans-serif" fo:font-size="9.75pt" fo:letter-spacing="normal" fo:font-style="normal" style:text-underline-style="solid" style:text-underline-width="auto" style:text-underline-color="font-color" fo:font-weight="bold" fo:background-color="#00cccc" style:font-size-asian="12pt" style:font-weight-asian="bold" style:font-size-complex="12pt" style:font-weight-complex="bold"/>
    </style:style>
    <style:style style:name="T17" style:family="text">
      <style:text-properties fo:font-variant="normal" fo:text-transform="none" fo:color="#000080" style:font-name="sans-serif" fo:font-size="9.75pt" fo:letter-spacing="normal" fo:font-style="normal" style:text-underline-style="solid" style:text-underline-width="auto" style:text-underline-color="font-color" fo:font-weight="bold" fo:background-color="#00cccc" style:font-weight-asian="bold" style:font-weight-complex="bold"/>
    </style:style>
    <style:style style:name="T18" style:family="text">
      <style:text-properties fo:font-variant="normal" fo:text-transform="none" fo:color="#000080" style:font-name="sans-serif" fo:font-size="9.75pt" fo:letter-spacing="normal" fo:font-style="normal" style:text-underline-style="solid" style:text-underline-width="auto" style:text-underline-color="font-color" fo:font-weight="bold" fo:background-color="#ffffff" style:font-weight-asian="bold" style:font-weight-complex="bold"/>
    </style:style>
    <style:style style:name="T19" style:family="text">
      <style:text-properties fo:font-variant="normal" fo:text-transform="none" fo:color="#000080" style:font-name="sans-serif" fo:font-size="9.75pt" fo:letter-spacing="normal" fo:font-style="normal" fo:background-color="#ffffff"/>
    </style:style>
    <style:style style:name="T20" style:family="text">
      <style:text-properties style:text-underline-style="none"/>
    </style:style>
    <style:style style:name="T21" style:family="text">
      <style:text-properties style:text-underline-style="none" style:font-size-asian="12pt" style:font-size-complex="12pt"/>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style:text-underline-style="none" fo:font-weight="bold" style:font-size-asian="12pt" style:font-weight-asian="bold" style:font-size-complex="12pt" style:font-weight-complex="bold"/>
    </style:style>
    <style:style style:name="T24" style:family="text">
      <style:text-properties fo:font-weight="bold" style:font-weight-asian="bold" style:font-weight-complex="bold"/>
    </style:style>
    <style:style style:name="T25" style:family="text">
      <style:text-properties fo:font-weight="normal" style:font-style-asian="normal" style:font-weight-asian="normal" style:font-style-complex="normal" style:font-weight-complex="normal"/>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8" style:family="text">
      <style:text-properties fo:font-size="11pt" style:text-underline-style="solid" style:text-underline-width="auto" style:text-underline-color="font-color" style:font-size-asian="11pt" style:font-size-complex="11pt"/>
    </style:style>
    <style:style style:name="T29" style:family="text">
      <style:text-properties fo:font-size="11pt" style:font-size-asian="11pt" style:font-size-complex="11pt"/>
    </style:style>
    <style:style style:name="T30" style:family="text">
      <style:text-properties fo:font-size="11pt" style:text-underline-style="none" fo:font-weight="normal" style:font-size-asian="11pt" style:font-weight-asian="normal" style:font-size-complex="11pt" style:font-weight-complex="normal"/>
    </style:style>
    <style:style style:name="T31" style:family="text">
      <style:text-properties fo:font-size="10.5pt" fo:font-weight="normal" style:font-size-asian="10.5pt" style:font-weight-asian="normal" style:font-size-complex="10.5pt" style:font-weight-complex="normal"/>
    </style:style>
    <style:style style:name="T32" style:family="text">
      <style:text-properties fo:font-size="10.5pt" fo:font-weight="bold" style:font-size-asian="10.5pt" style:font-weight-asian="bold" style:font-size-complex="10.5pt" style:font-weight-complex="bold"/>
    </style:style>
    <style:style style:name="T33" style:family="text">
      <style:text-properties fo:color="#000080" fo:font-weight="bold" fo:background-color="#47b8b8" style:font-weight-asian="bold" style:font-weight-complex="bold"/>
    </style:style>
    <style:style style:name="T34" style:family="text">
      <style:text-properties fo:color="#000080" fo:font-size="10pt" style:text-underline-style="solid" style:text-underline-width="auto" style:text-underline-color="font-color" fo:font-weight="bold" fo:background-color="#47b8b8" style:font-size-asian="10pt" style:font-weight-asian="bold" style:font-size-complex="10pt" style:font-weight-complex="bold"/>
    </style:style>
    <style:style style:name="T35" style:family="text">
      <style:text-properties fo:color="#000080" fo:font-size="10pt" fo:font-weight="bold" fo:background-color="#47b8b8" style:font-size-asian="10pt" style:font-weight-asian="bold" style:font-size-complex="10pt" style:font-weight-complex="bold"/>
    </style:style>
    <style:style style:name="T36" style:family="text">
      <style:text-properties fo:color="#000080" fo:font-size="11pt" style:text-underline-style="solid" style:text-underline-width="auto" style:text-underline-color="font-color" fo:font-weight="bold" fo:background-color="#47b8b8" style:font-size-asian="11pt" style:font-weight-asian="bold" style:font-size-complex="11pt" style:font-weight-complex="bold"/>
    </style:style>
    <style:style style:name="T37" style:family="text">
      <style:text-properties style:font-name="Times New Roman" fo:font-size="10.5pt" fo:font-weight="normal" style:font-size-asian="10.5pt" style:font-weight-asian="normal" style:font-size-complex="10.5pt" style:font-weight-complex="normal"/>
    </style:style>
    <style:style style:name="T38" style:family="text">
      <style:text-properties fo:color="#ff0000" fo:font-weight="normal" style:font-weight-asian="normal" style:font-weight-complex="normal"/>
    </style:style>
    <style:style style:name="T39" style:family="text">
      <style:text-properties fo:color="#000000" style:font-name="sans-serif1" fo:font-size="9.5p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c0c0c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8">Reakcja na drapieżnika zagrażającemu stadu:</text:p>
      <text:p text:style-name="P24"/>
      <text:p text:style-name="P27">W tym podrozdziale znajdują się definicje i zasady związane z zachowaniem zwierząt wobec ataku drapieżnika . W większości informacje te dotyczą teorii W. D. Hamiltona( „Selfish herd theory”) . Jednak pierwsze zachowanie zwierząt, o którym będzie mowa dotyczy efektu wywołanego liczebnością osobników :</text:p>
      <text:p text:style-name="P25"/>
      <text:p text:style-name="P26"><text:span text:style-name="T15">„</text:span><text:span text:style-name="T16"> predator confusion effect ”</text:span><text:span text:style-name="T15"> </text:span><text:span text:style-name="T22">- metoda zaproponowana i zademonstrowana przez </text:span><text:span text:style-name="T8">Milinksi i Heller (1978)</text:span><text:span text:style-name="T20"> , zachowanie udaremniające zamiar drapieżnika. </text:span><text:span text:style-name="T22">Teoria ta, podobno potwierdzona symulacjami i eksperymentami, bazuje na przeciążeniu sensorycznym drapieżnika (dotyczącym jego wzroku), co powoduje trudności w <text:s/>złapaniu pojedynczej zdobyczy.</text:span></text:p>
      <text:p text:style-name="P5"/>
      <text:p text:style-name="P5"><text:span text:style-name="T17">"many eyes" </text:span><text:span text:style-name="T18">-</text:span><text:span text:style-name="T19"> </text:span><text:span text:style-name="T4">d</text:span>ruga teoria mówi o wzroście czujności , wraz z wzrostem grupy, spowodowanym ilością zwierząt, które mogą zauważyć drapieżnika.</text:p>
      <text:p text:style-name="P5"><draw:rect text:anchor-type="paragraph" draw:z-index="24" draw:style-name="gr6" draw:text-style-name="P69" svg:width="15.17cm" svg:height="3.573cm" svg:x="0.771cm" svg:y="0.258cm"><text:p/></draw:rect></text:p>
      <text:p text:style-name="P8"><text:span text:style-name="T3">Opracowane na podstawie oraz ewentualne cytaty z :</text:span><text:span text:style-name="T22"> </text:span><text:a xlink:type="simple" xlink:href="http://en.wikipedia.org/wiki/Collective_animal_behavior#Protection_from_predators"><text:span text:style-name="T20">http://en.wikipedia.org/wiki/Collective_animal_behavior#Protection_from_predators</text:span></text:a></text:p>
      <text:p text:style-name="P37"/>
      <text:p text:style-name="P38">Historia i autorzy z Wikipedii:</text:p>
      <text:p text:style-name="P8"><text:a xlink:type="simple" xlink:href="http://en.wikipedia.org/w/index.php?title=Collective_animal_behavior&amp;action=history">http://en.wikipedia.org/w/index.php?title=Collective_animal_behavior&amp;action=history</text:a><text:span text:style-name="T20"> </text:span></text:p>
      <text:p text:style-name="P8"/>
      <text:p text:style-name="P8"/>
      <text:p text:style-name="P6"/>
      <text:p text:style-name="P9"><text:span text:style-name="T34">„ Selfish herd theory </text:span><text:span text:style-name="T35">”</text:span> - mówi o tym, że osobniki w populacji próbują zmniejszyć własne ryzyko. Robią to poprzez ustawienie swojej pozycji w taki sposób, że inny osobnik znajduje się pomiędzy nim a drapieżnikiem. Teoria zaproponowana została przez W. D. Hamiltona w 1971 . </text:p>
      <text:p text:style-name="P39"/>
      <text:p text:style-name="P6"><text:span text:style-name="T24">Podstawową zasadą teorii </text:span>jest to, że w skupisku największe ryzyko pada na zwierzęta znajdujące się na obrzeżach. Im bardziej w głąb , tym mniejsze ryzyko, dotyczące ataku drapieżnika. Według teorii, dominujące osobniki powinny uzyskać bezpieczniejszą pozycje wewnątrz, natomiast zwierzęta im podległe zostaną zmuszone by zajmować pozycje mniej bezpieczne.</text:p>
      <text:p text:style-name="P6"/>
      <text:p text:style-name="P6"/>
      <text:p text:style-name="P6"><text:span text:style-name="T24">DOD</text:span>- „the domain of danger” - na przykładzie żab i węża wodnego , obszar związany z osobnikiem , w którym znajdujące się punkty są bliższe danemu osobnikowi niż innym osobnikom . W danym przykładzie żaby były atakowane w losowych punktach .Gdy atak został rozpoczęty wewnątrz DOD danego osobnika, ten osobnik byłby zaatakowany i prawdopodobnie zabity. Tak więc ryzyko każdej żaby było współzależne z wielkością DOD. </text:p>
      <text:p text:style-name="P6"/>
      <text:p text:style-name="P42">Opracowanie własne na podstawie definicji powyżej: graficzne przedstawienie DOD (przypadkowe punkty bliższe danej żabie mają ten sam kolor co ta żaba) :</text:p>
      <text:p text:style-name="P6"><draw:rect text:anchor-type="paragraph" draw:z-index="0" draw:style-name="gr1" draw:text-style-name="P69" svg:width="13.913cm" svg:height="5.132cm" svg:x="1.235cm" svg:y="0.215cm"><text:p/></draw:rect></text:p>
      <text:p text:style-name="P6"><draw:line text:anchor-type="paragraph" draw:z-index="13" draw:style-name="gr1" draw:text-style-name="P69" svg:x1="7.914cm" svg:y1="0.032cm" svg:x2="7.914cm" svg:y2="4.75cm"><text:p/></draw:line></text:p>
      <text:p text:style-name="P6"><draw:ellipse text:anchor-type="paragraph" draw:z-index="22" draw:style-name="gr5" draw:text-style-name="P69" svg:width="0.309cm" svg:height="0.331cm" svg:x="6.064cm" svg:y="0.021cm"><text:p/></draw:ellipse><draw:ellipse text:anchor-type="paragraph" draw:z-index="23" draw:style-name="gr2" draw:text-style-name="P69" svg:width="0.309cm" svg:height="0.331cm" svg:x="9.306cm" svg:y="0.108cm"><text:p/></draw:ellipse></text:p>
      <text:p text:style-name="P6"><draw:ellipse text:anchor-type="paragraph" draw:z-index="28" draw:style-name="gr2" draw:text-style-name="P69" svg:width="0.309cm" svg:height="0.331cm" svg:x="14.683cm" svg:y="0.152cm"><text:p/></draw:ellipse></text:p>
      <text:p text:style-name="P6"><draw:ellipse text:anchor-type="paragraph" draw:z-index="5" draw:style-name="gr2" draw:text-style-name="P69" svg:width="0.309cm" svg:height="0.331cm" svg:x="9.306cm" svg:y="0.108cm"><text:p/></draw:ellipse><draw:ellipse text:anchor-type="paragraph" draw:z-index="7" draw:style-name="gr2" draw:text-style-name="P69" svg:width="0.309cm" svg:height="0.331cm" svg:x="9.901cm" svg:y="0cm"><text:p/></draw:ellipse><draw:ellipse text:anchor-type="paragraph" draw:z-index="11" draw:style-name="gr5" draw:text-style-name="P69" svg:width="0.309cm" svg:height="0.331cm" svg:x="4.72cm" svg:y="0.362cm"><text:p/></draw:ellipse></text:p>
      <text:p text:style-name="P6"><draw:ellipse text:anchor-type="paragraph" draw:z-index="15" draw:style-name="gr5" draw:text-style-name="P69" svg:width="0.309cm" svg:height="0.331cm" svg:x="7.056cm" svg:y="0.086cm"><text:p/></draw:ellipse><draw:ellipse text:anchor-type="paragraph" draw:z-index="16" draw:style-name="gr5" draw:text-style-name="P69" svg:width="0.309cm" svg:height="0.331cm" svg:x="6.064cm" svg:y="0.021cm"><text:p/></draw:ellipse><draw:ellipse text:anchor-type="paragraph" draw:z-index="2" draw:style-name="gr2" draw:text-style-name="P69" svg:width="0.288cm" svg:height="0.331cm" svg:x="11.904cm" svg:y="0.392cm"><text:p/></draw:ellipse><draw:ellipse text:anchor-type="paragraph" draw:z-index="19" draw:style-name="gr2" draw:text-style-name="P69" svg:width="0.309cm" svg:height="0.331cm" svg:x="12.698cm" svg:y="0.284cm"><text:p/></draw:ellipse></text:p>
      <text:p text:style-name="P6"><draw:ellipse text:anchor-type="paragraph" draw:z-index="4" draw:style-name="gr3" draw:text-style-name="P71" svg:width="1.059cm" svg:height="1.033cm" svg:x="9.788cm" svg:y="0.09cm"><text:p text:style-name="P70"><text:span text:style-name="T39"><text:s text:c="6"/></text:span><text:span text:style-name="T39">żaba</text:span></text:p></draw:ellipse><draw:ellipse text:anchor-type="paragraph" draw:z-index="8" draw:style-name="gr4" draw:text-style-name="P72" svg:width="1.059cm" svg:height="1.033cm" svg:x="5.158cm" svg:y="0.109cm"><text:p text:style-name="P70"><text:span text:style-name="T39"><text:s text:c="6"/></text:span><text:span text:style-name="T39">żaba</text:span></text:p></draw:ellipse><draw:ellipse text:anchor-type="paragraph" draw:z-index="17" draw:style-name="gr5" draw:text-style-name="P69" svg:width="0.309cm" svg:height="0.331cm" svg:x="1.829cm" svg:y="0.081cm"><text:p/></draw:ellipse></text:p>
      <text:p text:style-name="P6"><draw:ellipse text:anchor-type="paragraph" draw:z-index="14" draw:style-name="gr5" draw:text-style-name="P69" svg:width="0.309cm" svg:height="0.331cm" svg:x="7.056cm" svg:y="0.086cm"><text:p/></draw:ellipse><draw:ellipse text:anchor-type="paragraph" draw:z-index="9" draw:style-name="gr5" draw:text-style-name="P69" svg:width="0.309cm" svg:height="0.331cm" svg:x="3.925cm" svg:y="0.238cm"><text:p/></draw:ellipse><draw:ellipse text:anchor-type="paragraph" draw:z-index="20" draw:style-name="gr2" draw:text-style-name="P69" svg:width="0.309cm" svg:height="0.331cm" svg:x="8.662cm" svg:y="0.146cm"><text:p/></draw:ellipse></text:p>
      <text:p text:style-name="P6"><draw:ellipse text:anchor-type="paragraph" draw:z-index="1" draw:style-name="gr2" draw:text-style-name="P69" svg:width="0.309cm" svg:height="0.331cm" svg:x="12.568cm" svg:y="0.328cm"><text:p/></draw:ellipse></text:p>
      <text:p text:style-name="P6"><draw:ellipse text:anchor-type="paragraph" draw:z-index="3" draw:style-name="gr2" draw:text-style-name="P69" svg:width="0.309cm" svg:height="0.331cm" svg:x="11.111cm" svg:y="0.116cm"><text:p/></draw:ellipse><draw:ellipse text:anchor-type="paragraph" draw:z-index="12" draw:style-name="gr5" draw:text-style-name="P69" svg:width="0.309cm" svg:height="0.331cm" svg:x="7.056cm" svg:y="0.086cm"><text:p/></draw:ellipse><draw:ellipse text:anchor-type="paragraph" draw:z-index="18" draw:style-name="gr5" draw:text-style-name="P69" svg:width="0.309cm" svg:height="0.331cm" svg:x="2.602cm" svg:y="0.129cm"><text:p/></draw:ellipse></text:p>
      <text:p text:style-name="P6"/>
      <text:p text:style-name="P6"><draw:ellipse text:anchor-type="paragraph" draw:z-index="6" draw:style-name="gr2" draw:text-style-name="P69" svg:width="0.309cm" svg:height="0.331cm" svg:x="9.724cm" svg:y="0.039cm"><text:p/></draw:ellipse><draw:ellipse text:anchor-type="paragraph" draw:z-index="10" draw:style-name="gr5" draw:text-style-name="P69" svg:width="0.309cm" svg:height="0.331cm" svg:x="5.029cm" svg:y="0.113cm"><text:p/></draw:ellipse><draw:ellipse text:anchor-type="paragraph" draw:z-index="21" draw:style-name="gr2" draw:text-style-name="P69" svg:width="0.309cm" svg:height="0.331cm" svg:x="8.708cm" svg:y="0.026cm"><text:p/></draw:ellipse></text:p>
      <text:p text:style-name="P6"/>
      <text:p text:style-name="P6"><text:soft-page-break/></text:p>
      <text:p text:style-name="P6">DOD może być wymierzona za pomocą diagramu Voronoia wokół grupy członków. Taka konstrukcja tworzy serie wielokątów wypukłych(„convex polygons”) wokół każdego osobnika, w których wszystkie punkty w danym wielokącie osobnika są bliżej tego osobnika niż innych jednostek.</text:p>
      <text:p text:style-name="P39"/>
      <text:p text:style-name="P39"/>
      <text:p text:style-name="P8"><text:span text:style-name="T3">Zasady ruchu - </text:span><text:span text:style-name="T5">Viscido, Miller, i Wethey zidentyfikowali czynniki rządzące zasadami ruchu.</text:span></text:p>
      <text:p text:style-name="P43"/>
      <text:list xml:id="list6371649700599352341" text:style-name="L1">
        <text:list-item>
          <text:list>
            <text:list-item>
              <text:p text:style-name="P47">„Nearest Neighbor Rule” - zwierzęta zmierzają w kierunku swojego najbliższego sąsiada. Mechanizm oryginalnie zaproponowany przez Hamiltona. Jednak przy małej ilości, podążanie za najbliższym sąsiadem niekoniecznie może powodować oddalenie się od krawędzi stada czyli uzyskanie bezpieczniejszej pozycji.</text:p>
              <text:p text:style-name="P47"/>
            </text:list-item>
            <text:list-item>
              <text:p text:style-name="P48"><text:span text:style-name="T21">„</text:span>Time Minimization Rule” - zwierzęta zmierzają w kierunku swojego sąsiada po czasie ( rozważane tu są biologiczne ograniczenia zwierzęcia jak i jego orientacja w przestrzeni ) <text:span text:style-name="T38">to na pewno?</text:span></text:p>
              <text:p text:style-name="P48"/>
            </text:list-item>
            <text:list-item>
              <text:p text:style-name="P48"><text:span text:style-name="T21">„</text:span>Local Crowded Horizon Rule” - osobniki w populacji rozważają pozycje wielu lub wszystkich członków, <text:s/>w kierowaniu swoim własnym ruchem.</text:p>
            </text:list-item>
          </text:list>
        </text:list-item>
      </text:list>
      <text:p text:style-name="P23"/>
      <text:p text:style-name="P29">Badania ujawniły różnorodność czynników, mogących wpływać na zasady ruchu np.:</text:p>
      <text:list xml:id="list8265887061786620784" text:style-name="L2">
        <text:list-item>
          <text:p text:style-name="P49">początkowe położenie przestrzenne</text:p>
        </text:list-item>
        <text:list-item>
          <text:p text:style-name="P49">gęstość zaludnienia</text:p>
        </text:list-item>
        <text:list-item>
          <text:p text:style-name="P49">strategia ataku drapieżnika</text:p>
        </text:list-item>
        <text:list-item>
          <text:p text:style-name="P49">czujność</text:p>
        </text:list-item>
      </text:list>
      <text:p text:style-name="P22">Zwierzęta początkowo zajmujące pozycje centralne maja większe szanse na pozostanie tam niż inne.</text:p>
      <text:p text:style-name="P6"/>
      <text:p text:style-name="P66">„Escape-Route Strategies” – <text:span text:style-name="T25">w czasie ucieczki w grupie, bezpieczniejszą pozycją staje się raczej przód stada, natomiast osobniki z tyłu są najbardziej narażone. Właśnie te osobniki na końcu muszą podjąć decyzję czy zostają przy stadzie, czy je opuszczają i sygnalizują swoją słabość. Ich właśnie ta decyzja może wpłynąć na decyzję osobników z przodu.</text:span></text:p>
      <text:p text:style-name="P7"/>
      <text:p text:style-name="P30">5 typów przywództwa stada (na podstawie decyzji lidera):</text:p>
      <text:p text:style-name="P30"/>
      <text:list xml:id="list7211983875278879922" text:style-name="L3">
        <text:list-item>
          <text:p text:style-name="P45">wybrana droga (przez lidera) okazuje się być na korzyść całego stada</text:p>
          <text:p text:style-name="P45"/>
        </text:list-item>
        <text:list-item>
          <text:p text:style-name="P45">wybrana droga (przez lidera) zmniejsza jego ryzyko, a nie całkowite ryzyko stada </text:p>
          <text:p text:style-name="P45"/>
        </text:list-item>
        <text:list-item>
          <text:p text:style-name="P46">wybrana droga (przez lidera) jest korzystna dla większości , ale możliwe, że nie dla najszybszych</text:p>
          <text:p text:style-name="P46"/>
        </text:list-item>
        <text:list-item>
          <text:p text:style-name="P46">wybrana droga (przez lidera) jest korzystna dla najwolniejszych, ale może być trudniejsza dla reszty</text:p>
          <text:p text:style-name="P46"/>
        </text:list-item>
        <text:list-item>
          <text:p text:style-name="P50">wybrana droga (przez lidera) <text:s/>jest trudna dla wszystkich, ale jest praktycznie niemożliwa dla najwolniejszych</text:p>
          <text:p text:style-name="P45"/>
        </text:list-item>
      </text:list>
      <text:p text:style-name="P7">Chociaż niektóre typy ucieczki wydają się na korzyść członków grupy to, wspierając stabilność stada, zmniejszają ryzyka lidera .</text:p>
      <text:p text:style-name="P7"><draw:rect text:anchor-type="paragraph" draw:z-index="25" draw:style-name="gr6" draw:text-style-name="P69" svg:width="15.17cm" svg:height="2.876cm" svg:x="0.617cm" svg:y="0.256cm"><text:p/></draw:rect></text:p>
      <text:p text:style-name="P55"><text:s text:c="10"/>Opracowane na podstawie oraz ewentualne cytaty z :</text:p>
      <text:p text:style-name="P4"><text:a xlink:type="simple" xlink:href="http://en.wikipedia.org/wiki/Encounter_dilution">http://en.wikipedia.org/wiki/Encounter_dilution</text:a><text:span text:style-name="T1"> </text:span></text:p>
      <text:p text:style-name="P10"><text:s text:c="7"/><text:span text:style-name="T24"><text:s text:c="3"/>Historia/autorzy z Wikipedii:</text:span></text:p>
      <text:p text:style-name="P4"><text:a xlink:type="simple" xlink:href="http://en.wikipedia.org/w/index.php?title=Selfish_herd_theory&amp;action=history">http://en.wikipedia.org/w/index.php?title=Selfish_herd_theory&amp;action=history</text:a><text:span text:style-name="T1"> </text:span></text:p>
      <text:p text:style-name="P6"/>
      <text:p text:style-name="P1"><text:tab/></text:p>
      <text:p text:style-name="P1"/>
      <text:p text:style-name="P1"/>
      <text:p text:style-name="P51"><text:tab/></text:p>
      <text:p text:style-name="P51"/>
      <text:p text:style-name="P51"><text:soft-page-break/></text:p>
      <text:p text:style-name="P67">Zdobywanie pożywienia w stadzie:</text:p>
      <text:p text:style-name="P1"><text:tab/></text:p>
      <text:p text:style-name="P31">W jaki sposób można zamodelować zdobywanie pożywienia przez grupę osobników?</text:p>
      <text:p text:style-name="P31"/>
      <text:p text:style-name="P32">W tym podrozdziale, na początku zostaną opisane taktyki żerowania i żerowanie w gromadzie<text:span text:style-name="T20">. Pojawią się również informacje o modelach „Optimal foraging theory” .</text:span></text:p>
      <text:p text:style-name="P56">Na końcu, jako przykład symulacji, zostanie opisany model związany z zdobywaniem pożywienia, zastosowany do mongolskich gazeli, w którym ważna jest komunikacja głosowa między zwierzętami .</text:p>
      <text:p text:style-name="P56"/>
      <text:p text:style-name="P56"/>
      <text:p text:style-name="P21"><text:span text:style-name="T36">Taktyki żerowania(„Foraging tactics”)</text:span><text:span text:style-name="T27">:</text:span></text:p>
      <text:p text:style-name="P52"/>
      <text:p text:style-name="P18">Żerujące zwierzę wykazuje kilka etapów w poszukiwaniu żywności. Pierwszy to <text:s/>poszukiwanie odpowiedniego siedliska . Drugi to strategia poszukiwania jedzenia . Strategie poszukiwania można podzielić na dwa podstawowe typy:</text:p>
      <text:list xml:id="list5986643691110001077" text:style-name="L4">
        <text:list-item>
          <text:p text:style-name="P58">siedź i czekaj,</text:p>
        </text:list-item>
        <text:list-item>
          <text:p text:style-name="P58">aktywne poszukiwanie</text:p>
          <text:p text:style-name="P58"/>
        </text:list-item>
      </text:list>
      <text:p text:style-name="P18">Możliwe jest też gromadzenie pożywienia .</text:p>
      <text:list xml:id="list37310701" text:continue-numbering="true" text:style-name="L4">
        <text:list-header>
          <text:p text:style-name="P58">Takie gromadzenie przyjmuje wiele form, osobnik może kierować konkurentów z dala od zasobu jedzenia, ukrywać je albo zjadać konkurencyjne zwierzęta (mięsożerny-&gt;mięsożerny) .Ostatni etap to konsumpcja .</text:p>
        </text:list-header>
      </text:list>
      <text:p text:style-name="P62"/>
      <text:p text:style-name="P33"><text:span text:style-name="T28">Żerowanie w <text:s/>gromadzie</text:span><text:span text:style-name="T29"> </text:span><text:span text:style-name="T28">(„Social foraging”):</text:span></text:p>
      <text:p text:style-name="P18"/>
      <text:p text:style-name="P19"><text:span text:style-name="T26">Podział na 3 odrębne typy żerowania w gromadzie </text:span><text:span text:style-name="T27">(„Social foraging”), </text:span><text:span text:style-name="T26">podzielone według poziomu współpracy:</text:span></text:p>
      <text:p text:style-name="P18"/>
      <text:list xml:id="list6522182279496988794" text:style-name="L5">
        <text:list-item>
          <text:p text:style-name="P59">W sytuacji kiedy jedno zwierzę patrzy na inne, które konsumuje , <text:s/>może dojść do konkurencji o jedzenie i utraty posiłku przez właściwego znalazcę .</text:p>
        </text:list-item>
        <text:list-item>
          <text:p text:style-name="P59">Kooperacyjne łowiectwo. Zwierzęta mogą współdziałać aby złapać nieuchwytną zdobycz lub powalić większą . </text:p>
        </text:list-item>
        <text:list-item>
          <text:p text:style-name="P59">Skrajna współpraca u eusocjalnych zwierząt . <text:s text:c="2"/>Konkurencyjne interakcje w związku z żywnością są zminimalizowane albo nie istnieją. Jedzenie jest zwracane do gniazda, dla przydziału opartego na potrzebach kolonii.</text:p>
        </text:list-item>
      </text:list>
      <text:p text:style-name="P18"/>
      <text:p text:style-name="P20"><text:span text:style-name="T33">Optimal foraging theory</text:span><text:span text:style-name="T20"> – modele optymalnego żerowania próbują przewidzieć zachowanie zwierzęcia podczas gdy poszukuje jedzenia, miejsca lęgowego, lub innych kluczowych rzeczy . </text:span></text:p>
      <text:p text:style-name="P63">W optymalnym żerowaniu występują dwa ważne kierunki badań :</text:p>
      <text:p text:style-name="P18"/>
      <text:list xml:id="list8089108365308143295" text:style-name="L6">
        <text:list-item>
          <text:p text:style-name="P60">jak zwierzęta podejmują decyzje</text:p>
        </text:list-item>
        <text:list-item>
          <text:p text:style-name="P61"><text:span text:style-name="T30">próba użycia zasad „</text:span><text:span text:style-name="T9">optimal foraging theory”</text:span><text:span text:style-name="T30"> aby rozwijać zrozumienie dynamiki na poziomie populacji i komunikacji </text:span></text:p>
          <text:p text:style-name="P60"/>
        </text:list-item>
      </text:list>
      <text:p text:style-name="P3"><draw:rect text:anchor-type="paragraph" draw:z-index="26" draw:style-name="gr6" draw:text-style-name="P69" svg:width="15.17cm" svg:height="2.077cm" svg:x="0.617cm" svg:y="0.194cm"><text:p/></draw:rect></text:p>
      <text:p text:style-name="P2"><text:span text:style-name="T26"><text:tab/></text:span><text:span text:style-name="T3">Opracowane na podstawie oraz ewentualne cytaty z :</text:span></text:p>
      <text:p text:style-name="P2"><text:span text:style-name="T26"><text:tab/></text:span><text:a xlink:type="simple" xlink:href="http://www.animalbehavioronline.com/chaptertemplate.html"><text:span text:style-name="T26">http://www.animalbehavioronline.com/chaptertemplate.html</text:span></text:a><text:span text:style-name="T26"> </text:span></text:p>
      <text:p text:style-name="P3"><text:tab/><text:span text:style-name="T24">„Animal Behavior” Michael D. Breed </text:span></text:p>
      <text:p text:style-name="P3"/>
      <text:p text:style-name="P56"/>
      <text:p text:style-name="P56"/>
      <text:p text:style-name="P14"/>
      <text:p text:style-name="P14"/>
      <text:p text:style-name="P14"><text:soft-page-break/></text:p>
      <text:p text:style-name="P14"/>
      <text:p text:style-name="P14">Mongolskie gazele:</text:p>
      <text:p text:style-name="P11"/>
      <text:p text:style-name="P12"><text:span text:style-name="T31">Grupa fizyków i ekologów prowadzonych przez</text:span><text:span text:style-name="T37"> </text:span><text:span text:style-name="T14">Ricardo Martínez-García z Institute for Cross-Disciplinary Physics and Complex Systems in Palma de Mallorca, w Hiszpanii stwierdziła,</text:span><text:span text:style-name="T37"> </text:span><text:span text:style-name="T31">że <text:s/>mało zbadano to jak i czy, komunikacja między zwierzętami pomaga konkretnym działaniom, przynoszącym zysk dla członków grupy jak np. zdobywanie jedzenia. <text:s/></text:span></text:p>
      <text:p text:style-name="P13"/>
      <text:p text:style-name="P13">Zespół stworzył model stada zwierząt jako „cząstek”, poruszających się na przestrzeni dwuwymiarowej. Równanie ruchu zwierząt zawierało trzy określenia/zasady:</text:p>
      <text:p text:style-name="P13"/>
      <text:p text:style-name="P12"><text:span text:style-name="T31">-pierwsze, związane z bogactwem roślinności na obszarze krajobrazu, powodowało ruch każdego zwierzęcia w stronę lepszego miejsca do </text:span><text:span text:style-name="T32">wypasu</text:span></text:p>
      <text:p text:style-name="P13"/>
      <text:p text:style-name="P12"><text:span text:style-name="T31">-drugie, to określenie , powodujące ruch każdego zwierzęcia w sposób , zależny od tego co </text:span><text:span text:style-name="T32">usłyszał</text:span><text:span text:style-name="T31"> od innych zwierząt</text:span></text:p>
      <text:p text:style-name="P13"/>
      <text:p text:style-name="P12"><text:span text:style-name="T31">-w końcu „biały szum”(„white noise”), który wplątywał element </text:span><text:span text:style-name="T32">losowy</text:span><text:span text:style-name="T31"> lub ruch Browna(„Brownian motion”).</text:span></text:p>
      <text:p text:style-name="P16"/>
      <text:p text:style-name="P35">Tworzenie określenia komunikacji wymagało dalszych założeń:</text:p>
      <text:p text:style-name="P16"><text:tab/></text:p>
      <text:list xml:id="list2441840598682940133" text:style-name="L7">
        <text:list-item>
          <text:p text:style-name="P64">zwierzę będzie emitowało ciągły sygnał tylko kiedy napotka odpowiednio bogatą roślinność </text:p>
          <text:p text:style-name="P64"/>
        </text:list-item>
      </text:list>
      <text:list xml:id="list8930196342428312293" text:style-name="L8">
        <text:list-item>
          <text:p text:style-name="P65">te sygnały słabną z odległością, poprzez odwrotnie kwadratowy spadek , ale również poprzez spadek spowodowany efektami temperatury powietrza i wilgotnością, które zmieniają się wraz z częstotliwością.</text:p>
          <text:p text:style-name="P65"/>
          <text:p text:style-name="P65">- w reakcji na sygnał, osobnik będzie się poruszał w stronę dźwięku, wyliczonego jako suma wektorowa dźwięków od innych zwierząt.</text:p>
        </text:list-item>
      </text:list>
      <text:p text:style-name="P17"/>
      <text:p text:style-name="P17">Badacze zastosowali swój model dla mongolskiej gazeli. Z zdjęć satelity wygenerowali mapę soczystości roślinności. Do kalibracji wielkości „białego szumu”, użyli odpowiednich badań („tracking studies”). Zakres, w którym mongolskie gazele mogą się komunikować nie był wprost znany ale biorąc pod uwagę typowe warunki klimatyczne na otwartym stepowym krajobrazie, badacze mogli powiązać zakres z częstotliwością odgłosów : niższe dźwięki lecą dalej .</text:p>
      <text:p text:style-name="P17"/>
      <text:p text:style-name="P17">Odpalanie symulacji:</text:p>
      <text:p text:style-name="P17">Zespół umieścił 500 gazeli w obszarze ok. 100km na 200km i zostawił je aby wędrowały przez miesiąc. Gdy częstotliwość porozumiewania się była wysoka(15.8 kHz) lub niska (0.1 kHz) zwierzęta miały kłopoty ze znalezieniem jedzenia. Do najlepszych wyników (wszystkie zwierzęta znajdują bogatą roślinność w rozsądnym czasie) doszło dla częstotliwości nieco ponad 1 kHz .</text:p>
      <text:p text:style-name="P13"/>
      <text:p text:style-name="P3"/>
      <text:p text:style-name="P3"><draw:rect text:anchor-type="paragraph" draw:z-index="27" draw:style-name="gr6" draw:text-style-name="P69" svg:width="15.17cm" svg:height="3.042cm" svg:x="0.728cm" svg:y="0.079cm"><text:p/></draw:rect><text:tab/></text:p>
      <text:p text:style-name="P2"><text:span text:style-name="T26"><text:tab/></text:span><text:span text:style-name="T3">Opracowane na podstawie oraz ewentualne cytaty z :</text:span></text:p>
      <text:p text:style-name="P2"><text:span text:style-name="T26"><text:tab/> </text:span><text:span text:style-name="T11">Physics</text:span><text:span text:style-name="T13"> </text:span><text:span text:style-name="T12">6</text:span><text:span text:style-name="T11">, 68</text:span><text:span text:style-name="T13"> </text:span><text:span text:style-name="T11">(2013)</text:span><text:span text:style-name="T26"> </text:span></text:p>
      <text:p text:style-name="P2"><text:span text:style-name="T26"><text:tab/> </text:span><text:a xlink:type="simple" xlink:href="http://physics.aps.org/articles/v6/68"><text:span text:style-name="T26">http://physics.aps.org/articles/v6/68</text:span></text:a><text:span text:style-name="T26"> </text:span></text:p>
      <text:p text:style-name="P34"><text:span text:style-name="T26"><text:tab/>„</text:span><text:span text:style-name="T10">Focus: Animal Communication Could Support Efficient Foraging</text:span><text:span text:style-name="T26">” - </text:span><text:span text:style-name="T11">David Lindley</text:span></text:p>
      <text:p text:style-name="P3"/>
      <text:p text:style-name="P3"/>
      <text:p text:style-name="P3"/>
      <text:p text:style-name="P2"><text:span text:style-name="T26"><text:tab/>Licencja tekstu</text:span><text:span text:style-name="T2">: </text:span><text:a xlink:type="simple" xlink:href="http://en.wikipedia.org/wiki/Wikipedia:Text_of_Creative_Commons_Attribution-ShareAlike_3.0_Unported_License"><text:span text:style-name="T7">Creative Commons Attribution-ShareAlike License</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 svg:font-family="arial, sans-serif"/>
    <style:font-face style:name="sans-serif" svg:font-family="sans-serif"/>
    <style:font-face style:name="sans-serif1" svg:font-family="sans-serif, 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sans-serif2" svg:font-family="sans-serif,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112cm" fo:text-indent="-0.762cm" fo:margin-left="7.112cm"/>
        </style:list-level-properties>
      </text:outline-level-style>
      <text:outline-level-style text:level="2" style:num-format="">
        <style:list-level-properties text:list-level-position-and-space-mode="label-alignment">
          <style:list-level-label-alignment text:label-followed-by="listtab" text:list-tab-stop-position="7.366cm" fo:text-indent="-1.016cm" fo:margin-left="7.366cm"/>
        </style:list-level-properties>
      </text:outline-level-style>
      <text:outline-level-style text:level="3" style:num-format="">
        <style:list-level-properties text:list-level-position-and-space-mode="label-alignment">
          <style:list-level-label-alignment text:label-followed-by="listtab" text:list-tab-stop-position="7.62cm" fo:text-indent="-1.27cm" fo:margin-left="7.62cm"/>
        </style:list-level-properties>
      </text:outline-level-style>
      <text:outline-level-style text:level="4" style:num-format="">
        <style:list-level-properties text:list-level-position-and-space-mode="label-alignment">
          <style:list-level-label-alignment text:label-followed-by="listtab" text:list-tab-stop-position="7.874cm" fo:text-indent="-1.524cm" fo:margin-left="7.874cm"/>
        </style:list-level-properties>
      </text:outline-level-style>
      <text:outline-level-style text:level="5" style:num-format="">
        <style:list-level-properties text:list-level-position-and-space-mode="label-alignment">
          <style:list-level-label-alignment text:label-followed-by="listtab" text:list-tab-stop-position="8.128cm" fo:text-indent="-1.778cm" fo:margin-left="8.128cm"/>
        </style:list-level-properties>
      </text:outline-level-style>
      <text:outline-level-style text:level="6" style:num-format="">
        <style:list-level-properties text:list-level-position-and-space-mode="label-alignment">
          <style:list-level-label-alignment text:label-followed-by="listtab" text:list-tab-stop-position="8.382cm" fo:text-indent="-2.032cm" fo:margin-left="8.382cm"/>
        </style:list-level-properties>
      </text:outline-level-style>
      <text:outline-level-style text:level="7" style:num-format="">
        <style:list-level-properties text:list-level-position-and-space-mode="label-alignment">
          <style:list-level-label-alignment text:label-followed-by="listtab" text:list-tab-stop-position="8.636cm" fo:text-indent="-2.286cm" fo:margin-left="8.636cm"/>
        </style:list-level-properties>
      </text:outline-level-style>
      <text:outline-level-style text:level="8" style:num-format="">
        <style:list-level-properties text:list-level-position-and-space-mode="label-alignment">
          <style:list-level-label-alignment text:label-followed-by="listtab" text:list-tab-stop-position="8.89cm" fo:text-indent="-2.54cm" fo:margin-left="8.89cm"/>
        </style:list-level-properties>
      </text:outline-level-style>
      <text:outline-level-style text:level="9" style:num-format="">
        <style:list-level-properties text:list-level-position-and-space-mode="label-alignment">
          <style:list-level-label-alignment text:label-followed-by="listtab" text:list-tab-stop-position="9.144cm" fo:text-indent="-2.794cm" fo:margin-left="9.144cm"/>
        </style:list-level-properties>
      </text:outline-level-style>
      <text:outline-level-style text:level="10" style:num-format="">
        <style:list-level-properties text:list-level-position-and-space-mode="label-alignment">
          <style:list-level-label-alignment text:label-followed-by="listtab" text:list-tab-stop-position="9.398cm" fo:text-indent="-3.048cm" fo:margin-left="9.39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6T21:00:22.36</meta:creation-date>
    <dc:date>2013-12-05T17:17:19.89</dc:date>
    <meta:editing-duration>PT19H28M9S</meta:editing-duration>
    <meta:editing-cycles>319</meta:editing-cycles>
    <meta:generator>OpenOffice.org/3.4.1$Win32 OpenOffice.org_project/341m1$Build-9593</meta:generator>
    <meta:document-statistic meta:table-count="0" meta:image-count="0" meta:object-count="0" meta:page-count="4" meta:paragraph-count="79" meta:word-count="1254" meta:character-count="9334"/>
  </office:meta>
</office:document-meta>
</file>